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75pt"/>
    </style:style>
    <style:style style:name="co2" style:family="table-column">
      <style:table-column-properties fo:break-before="auto" style:column-width="111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66.25pt"/>
    </style:style>
    <style:style style:name="co7" style:family="table-column">
      <style:table-column-properties fo:break-before="auto" style:column-width="55.39pt"/>
    </style:style>
    <style:style style:name="co8" style:family="table-column">
      <style:table-column-properties fo:break-before="auto" style:column-width="65.5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7.29pt"/>
    </style:style>
    <style:style style:name="co11" style:family="table-column">
      <style:table-column-properties fo:break-before="auto" style:column-width="65.2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55.56pt"/>
    </style:style>
    <style:style style:name="co14" style:family="table-column">
      <style:table-column-properties fo:break-before="auto" style:column-width="50.94pt"/>
    </style:style>
    <style:style style:name="co15" style:family="table-column">
      <style:table-column-properties fo:break-before="auto" style:column-width="57.49pt"/>
    </style:style>
    <style:style style:name="co16" style:family="table-column">
      <style:table-column-properties fo:break-before="auto" style:column-width="43.6pt"/>
    </style:style>
    <style:style style:name="co17" style:family="table-column">
      <style:table-column-properties fo:break-before="auto" style:column-width="45.5pt"/>
    </style:style>
    <style:style style:name="co18" style:family="table-column">
      <style:table-column-properties fo:break-before="auto" style:column-width="45.89pt"/>
    </style:style>
    <style:style style:name="co19" style:family="table-column">
      <style:table-column-properties fo:break-before="auto" style:column-width="42.8pt"/>
    </style:style>
    <style:style style:name="co20" style:family="table-column">
      <style:table-column-properties fo:break-before="auto" style:column-width="34.36pt"/>
    </style:style>
    <style:style style:name="co21" style:family="table-column">
      <style:table-column-properties fo:break-before="auto" style:column-width="32.4pt"/>
    </style:style>
    <style:style style:name="co22" style:family="table-column">
      <style:table-column-properties fo:break-before="auto" style:column-width="42.04pt"/>
    </style:style>
    <style:style style:name="co23" style:family="table-column">
      <style:table-column-properties fo:break-before="auto" style:column-width="40.9pt"/>
    </style:style>
    <style:style style:name="co24" style:family="table-column">
      <style:table-column-properties fo:break-before="auto" style:column-width="40.11pt"/>
    </style:style>
    <style:style style:name="co25" style:family="table-column">
      <style:table-column-properties fo:break-before="auto" style:column-width="38.55pt"/>
    </style:style>
    <style:style style:name="co26" style:family="table-column">
      <style:table-column-properties fo:break-before="auto" style:column-width="43.2pt"/>
    </style:style>
    <style:style style:name="co27" style:family="table-column">
      <style:table-column-properties fo:break-before="auto" style:column-width="25.06pt"/>
    </style:style>
    <style:style style:name="co28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00cccc"/>
    </style:style>
    <style:style style:name="ce5" style:family="table-cell" style:parent-style-name="Default" style:data-style-name="N61">
      <style:table-cell-properties fo:background-color="#00cccc"/>
    </style:style>
    <style:style style:name="ce6" style:family="table-cell" style:parent-style-name="Default" style:data-style-name="N5">
      <style:table-cell-properties fo:background-color="#cccccc"/>
    </style:style>
    <style:style style:name="ce7" style:family="table-cell" style:parent-style-name="Default" style:data-style-name="N5"/>
    <style:style style:name="ce8" style:family="table-cell" style:parent-style-name="Default" style:data-style-name="N5">
      <style:table-cell-properties fo:background-color="#ff9999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ff0066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ff9900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ackground-color="#66ffff"/>
    </style:style>
    <style:style style:name="ce15" style:family="table-cell" style:parent-style-name="Default" style:data-style-name="N2">
      <style:table-cell-properties fo:background-color="#bfcafb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ackground-color="#66ffff"/>
    </style:style>
    <style:style style:name="ce18" style:family="table-cell" style:parent-style-name="Default" style:data-style-name="N2">
      <style:table-cell-properties fo:background-color="#ffff00"/>
    </style:style>
    <style:style style:name="ce19" style:family="table-cell" style:parent-style-name="Default" style:data-style-name="N2">
      <style:table-cell-properties fo:background-color="#ff0066"/>
    </style:style>
    <style:style style:name="ce20" style:family="table-cell" style:parent-style-name="Default" style:data-style-name="N2">
      <style:table-cell-properties fo:background-color="#cc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ce3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azimuth-track_ground</text:p>
          </table:table-cell>
          <table:table-cell table:style-name="ce1" office:value-type="string" calcext:value-type="string">
            <text:p>heading-track_ground</text:p>
          </table:table-cell>
          <table:table-cell table:style-name="ce1" office:value-type="string" calcext:value-type="string">
            <text:p>heading-azimut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azimuth_std</text:p>
          </table:table-cell>
          <table:table-cell table:style-name="Default" office:value-type="string" calcext:value-type="string">
            <text:p>roll_std</text:p>
          </table:table-cell>
          <table:table-cell table:style-name="Default" office:value-type="string" calcext:value-type="string">
            <text:p>pitch_std</text:p>
          </table:table-cell>
          <table:table-cell/>
        </table:table-row>
        <table:table-row table:style-name="ro1">
          <table:table-cell office:value-type="string" calcext:value-type="string">
            <text:p>azimuth-track_ground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48562" calcext:value-type="float">
            <text:p>0.048562</text:p>
          </table:table-cell>
          <table:table-cell office:value-type="float" office:value="0.042277" calcext:value-type="float">
            <text:p>0.042277</text:p>
          </table:table-cell>
          <table:table-cell office:value-type="float" office:value="-0.023592" calcext:value-type="float">
            <text:p>-0.023592</text:p>
          </table:table-cell>
          <table:table-cell office:value-type="float" office:value="0.008934" calcext:value-type="float">
            <text:p>0.008934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-0.00001247032" calcext:value-type="float">
            <text:p>-1.25E-05</text:p>
          </table:table-cell>
          <table:table-cell office:value-type="float" office:value="-0.00001088139" calcext:value-type="float">
            <text:p>-1.09E-05</text:p>
          </table:table-cell>
          <table:table-cell/>
        </table:table-row>
        <table:table-row table:style-name="ro1">
          <table:table-cell table:style-name="ce1" office:value-type="string" calcext:value-type="string">
            <text:p>heading-track_ground</text:p>
          </table:table-cell>
          <table:table-cell office:value-type="float" office:value="0.048562" calcext:value-type="float">
            <text:p>0.048562</text:p>
          </table:table-cell>
          <table:table-cell office:value-type="float" office:value="32.387597" calcext:value-type="float">
            <text:p>32.387597</text:p>
          </table:table-cell>
          <table:table-cell office:value-type="float" office:value="32.339036" calcext:value-type="float">
            <text:p>32.339036</text:p>
          </table:table-cell>
          <table:table-cell office:value-type="float" office:value="-0.54745" calcext:value-type="float">
            <text:p>-0.54745</text:p>
          </table:table-cell>
          <table:table-cell office:value-type="float" office:value="0.109093" calcext:value-type="float">
            <text:p>0.109093</text:p>
          </table:table-cell>
          <table:table-cell office:value-type="float" office:value="-0.00169" calcext:value-type="float">
            <text:p>-0.00169</text:p>
          </table:table-cell>
          <table:table-cell office:value-type="float" office:value="0.00001807335" calcext:value-type="float">
            <text:p>1.81E-05</text:p>
          </table:table-cell>
          <table:table-cell office:value-type="float" office:value="0.0002227777" calcext:value-type="float">
            <text:p>2.23E-04</text:p>
          </table:table-cell>
          <table:table-cell/>
        </table:table-row>
        <table:table-row table:style-name="ro1">
          <table:table-cell table:style-name="ce1" office:value-type="string" calcext:value-type="string">
            <text:p>heading-azimuth</text:p>
          </table:table-cell>
          <table:table-cell office:value-type="float" office:value="0.042277" calcext:value-type="float">
            <text:p>0.042277</text:p>
          </table:table-cell>
          <table:table-cell office:value-type="float" office:value="32.339036" calcext:value-type="float">
            <text:p>32.339036</text:p>
          </table:table-cell>
          <table:table-cell office:value-type="float" office:value="32.296759" calcext:value-type="float">
            <text:p>32.296759</text:p>
          </table:table-cell>
          <table:table-cell office:value-type="float" office:value="-0.523857" calcext:value-type="float">
            <text:p>-0.523857</text:p>
          </table:table-cell>
          <table:table-cell office:value-type="float" office:value="0.100159" calcext:value-type="float">
            <text:p>0.100159</text:p>
          </table:table-cell>
          <table:table-cell office:value-type="float" office:value="-0.001974" calcext:value-type="float">
            <text:p>-0.001974</text:p>
          </table:table-cell>
          <table:table-cell office:value-type="float" office:value="0.00003054367" calcext:value-type="float">
            <text:p>3.05E-05</text:p>
          </table:table-cell>
          <table:table-cell office:value-type="float" office:value="0.0002336591" calcext:value-type="float">
            <text:p>2.34E-04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 table:style-name="ce2" office:value-type="float" office:value="-0.023592" calcext:value-type="float">
            <text:p>-0.023592</text:p>
          </table:table-cell>
          <table:table-cell table:style-name="ce2" office:value-type="float" office:value="-0.54745" calcext:value-type="float">
            <text:p>-0.54745</text:p>
          </table:table-cell>
          <table:table-cell table:style-name="ce2" office:value-type="float" office:value="-0.523857" calcext:value-type="float">
            <text:p>-0.523857</text:p>
          </table:table-cell>
          <table:table-cell office:value-type="float" office:value="0.345165" calcext:value-type="float">
            <text:p>0.345165</text:p>
          </table:table-cell>
          <table:table-cell office:value-type="float" office:value="-0.00968" calcext:value-type="float">
            <text:p>-0.00968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-0.0001019937" calcext:value-type="float">
            <text:p>-1.02E-04</text:p>
          </table:table-cell>
          <table:table-cell office:value-type="float" office:value="-0.000117517" calcext:value-type="float">
            <text:p>-1.18E-04</text:p>
          </table:table-cell>
          <table:table-cell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0.008934" calcext:value-type="float">
            <text:p>0.008934</text:p>
          </table:table-cell>
          <table:table-cell office:value-type="float" office:value="0.109093" calcext:value-type="float">
            <text:p>0.109093</text:p>
          </table:table-cell>
          <table:table-cell office:value-type="float" office:value="0.100159" calcext:value-type="float">
            <text:p>0.100159</text:p>
          </table:table-cell>
          <table:table-cell office:value-type="float" office:value="-0.00968" calcext:value-type="float">
            <text:p>-0.00968</text:p>
          </table:table-cell>
          <table:table-cell office:value-type="float" office:value="0.168277" calcext:value-type="float">
            <text:p>0.168277</text:p>
          </table:table-cell>
          <table:table-cell office:value-type="float" office:value="-0.00036" calcext:value-type="float">
            <text:p>-0.00036</text:p>
          </table:table-cell>
          <table:table-cell office:value-type="float" office:value="0.000005238702" calcext:value-type="float">
            <text:p>5.24E-06</text:p>
          </table:table-cell>
          <table:table-cell office:value-type="float" office:value="-0.000002876067" calcext:value-type="float">
            <text:p>-2.88E-06</text:p>
          </table:table-cell>
          <table:table-cell/>
        </table:table-row>
        <table:table-row table:style-name="ro1">
          <table:table-cell office:value-type="string" calcext:value-type="string">
            <text:p>azimuth_std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-0.00169" calcext:value-type="float">
            <text:p>-0.00169</text:p>
          </table:table-cell>
          <table:table-cell office:value-type="float" office:value="-0.001974" calcext:value-type="float">
            <text:p>-0.001974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-0.00036" calcext:value-type="float">
            <text:p>-0.00036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-0.000005997867" calcext:value-type="float">
            <text:p>-6.00E-06</text:p>
          </table:table-cell>
          <table:table-cell office:value-type="float" office:value="-0.00000614931" calcext:value-type="float">
            <text:p>-6.15E-06</text:p>
          </table:table-cell>
          <table:table-cell/>
        </table:table-row>
        <table:table-row table:style-name="ro1">
          <table:table-cell office:value-type="string" calcext:value-type="string">
            <text:p>roll_std</text:p>
          </table:table-cell>
          <table:table-cell office:value-type="float" office:value="-0.000012" calcext:value-type="float">
            <text:p>-0.00001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-0.000102" calcext:value-type="float">
            <text:p>-0.00010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000006" calcext:value-type="float">
            <text:p>-0.000006</text:p>
          </table:table-cell>
          <table:table-cell office:value-type="float" office:value="0.0000003362966" calcext:value-type="float">
            <text:p>3.36E-07</text:p>
          </table:table-cell>
          <table:table-cell office:value-type="float" office:value="0.0000003482257" calcext:value-type="float">
            <text:p>3.48E-07</text:p>
          </table:table-cell>
          <table:table-cell/>
        </table:table-row>
        <table:table-row table:style-name="ro1">
          <table:table-cell office:value-type="string" calcext:value-type="string">
            <text:p>pitch_std</text:p>
          </table:table-cell>
          <table:table-cell office:value-type="float" office:value="-0.000011" calcext:value-type="float">
            <text:p>-0.000011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-0.000118" calcext:value-type="float">
            <text:p>-0.000118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-0.000006" calcext:value-type="float">
            <text:p>-0.000006</text:p>
          </table:table-cell>
          <table:table-cell office:value-type="float" office:value="0.0000003482257" calcext:value-type="float">
            <text:p>3.48E-07</text:p>
          </table:table-cell>
          <table:table-cell office:value-type="float" office:value="0.0000003784016" calcext:value-type="float">
            <text:p>3.78E-07</text:p>
          </table:table-cell>
          <table:table-cell/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ce3"/>
        <table:table-row table:style-name="ro1">
          <table:table-cell/>
          <table:table-cell office:value-type="string" calcext:value-type="string">
            <text:p>azimuth-track_ground</text:p>
          </table:table-cell>
          <table:table-cell office:value-type="string" calcext:value-type="string">
            <text:p>heading-track_ground</text:p>
          </table:table-cell>
          <table:table-cell office:value-type="string" calcext:value-type="string">
            <text:p>heading-azimuth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teering_wheel_angle</text:p>
          </table:table-cell>
          <table:table-cell office:value-type="string" calcext:value-type="string">
            <text:p>horizontal_speed</text:p>
          </table:table-cell>
          <table:table-cell office:value-type="string" calcext:value-type="string">
            <text:p>azimuth_std</text:p>
          </table:table-cell>
          <table:table-cell table:style-name="Default" office:value-type="string" calcext:value-type="string">
            <text:p>roll_std</text:p>
          </table:table-cell>
          <table:table-cell table:style-name="Default" office:value-type="string" calcext:value-type="string">
            <text:p>pitch_std</text:p>
          </table:table-cell>
        </table:table-row>
        <table:table-row table:style-name="ro1">
          <table:table-cell office:value-type="string" calcext:value-type="string">
            <text:p>azimuth-track_ground</text:p>
          </table:table-cell>
          <table:table-cell table:style-name="ce4" office:value-type="float" office:value="0.006285" calcext:value-type="float">
            <text:p>0.006285</text:p>
          </table:table-cell>
          <table:table-cell office:value-type="float" office:value="0.048562" calcext:value-type="float">
            <text:p>0.048562</text:p>
          </table:table-cell>
          <table:table-cell office:value-type="float" office:value="0.042277" calcext:value-type="float">
            <text:p>0.042277</text:p>
          </table:table-cell>
          <table:table-cell office:value-type="float" office:value="-0.002693" calcext:value-type="float">
            <text:p>-0.002693</text:p>
          </table:table-cell>
          <table:table-cell office:value-type="float" office:value="-0.023592" calcext:value-type="float">
            <text:p>-0.023592</text:p>
          </table:table-cell>
          <table:table-cell office:value-type="float" office:value="0.008934" calcext:value-type="float">
            <text:p>0.008934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.026616" calcext:value-type="float">
            <text:p>0.026616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-0.00001247032" calcext:value-type="float">
            <text:p>-1.25E-05</text:p>
          </table:table-cell>
          <table:table-cell office:value-type="float" office:value="-0.00001088139" calcext:value-type="float">
            <text:p>-1.09E-05</text:p>
          </table:table-cell>
        </table:table-row>
        <table:table-row table:style-name="ro1">
          <table:table-cell office:value-type="string" calcext:value-type="string">
            <text:p>heading-track_ground</text:p>
          </table:table-cell>
          <table:table-cell office:value-type="float" office:value="0.048562" calcext:value-type="float">
            <text:p>0.048562</text:p>
          </table:table-cell>
          <table:table-cell table:style-name="ce4" office:value-type="float" office:value="32.387597" calcext:value-type="float">
            <text:p>32.387597</text:p>
          </table:table-cell>
          <table:table-cell office:value-type="float" office:value="32.339036" calcext:value-type="float">
            <text:p>32.339036</text:p>
          </table:table-cell>
          <table:table-cell office:value-type="float" office:value="0.050331" calcext:value-type="float">
            <text:p>0.050331</text:p>
          </table:table-cell>
          <table:table-cell office:value-type="float" office:value="-0.54745" calcext:value-type="float">
            <text:p>-0.54745</text:p>
          </table:table-cell>
          <table:table-cell office:value-type="float" office:value="0.109093" calcext:value-type="float">
            <text:p>0.109093</text:p>
          </table:table-cell>
          <table:table-cell office:value-type="float" office:value="0.016885" calcext:value-type="float">
            <text:p>0.016885</text:p>
          </table:table-cell>
          <table:table-cell office:value-type="float" office:value="-1.851183" calcext:value-type="float">
            <text:p>-1.851183</text:p>
          </table:table-cell>
          <table:table-cell office:value-type="float" office:value="-0.00169" calcext:value-type="float">
            <text:p>-0.00169</text:p>
          </table:table-cell>
          <table:table-cell office:value-type="float" office:value="0.00001807335" calcext:value-type="float">
            <text:p>1.81E-05</text:p>
          </table:table-cell>
          <table:table-cell office:value-type="float" office:value="0.0002227777" calcext:value-type="float">
            <text:p>2.23E-04</text:p>
          </table:table-cell>
        </table:table-row>
        <table:table-row table:style-name="ro1">
          <table:table-cell office:value-type="string" calcext:value-type="string">
            <text:p>heading-azimuth</text:p>
          </table:table-cell>
          <table:table-cell office:value-type="float" office:value="0.042277" calcext:value-type="float">
            <text:p>0.042277</text:p>
          </table:table-cell>
          <table:table-cell office:value-type="float" office:value="32.339036" calcext:value-type="float">
            <text:p>32.339036</text:p>
          </table:table-cell>
          <table:table-cell table:style-name="ce4" office:value-type="float" office:value="32.296759" calcext:value-type="float">
            <text:p>32.296759</text:p>
          </table:table-cell>
          <table:table-cell office:value-type="float" office:value="0.053024" calcext:value-type="float">
            <text:p>0.053024</text:p>
          </table:table-cell>
          <table:table-cell office:value-type="float" office:value="-0.523857" calcext:value-type="float">
            <text:p>-0.523857</text:p>
          </table:table-cell>
          <table:table-cell office:value-type="float" office:value="0.100159" calcext:value-type="float">
            <text:p>0.100159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-1.877799" calcext:value-type="float">
            <text:p>-1.877799</text:p>
          </table:table-cell>
          <table:table-cell office:value-type="float" office:value="-0.001974" calcext:value-type="float">
            <text:p>-0.001974</text:p>
          </table:table-cell>
          <table:table-cell office:value-type="float" office:value="0.00003054367" calcext:value-type="float">
            <text:p>3.05E-05</text:p>
          </table:table-cell>
          <table:table-cell office:value-type="float" office:value="0.0002336591" calcext:value-type="float">
            <text:p>2.34E-04</text:p>
          </table:table-cell>
        </table:table-row>
        <table:table-row table:style-name="ro1">
          <table:table-cell office:value-type="string" calcext:value-type="string">
            <text:p>azimuth</text:p>
          </table:table-cell>
          <table:table-cell office:value-type="float" office:value="-0.002693" calcext:value-type="float">
            <text:p>-0.002693</text:p>
          </table:table-cell>
          <table:table-cell office:value-type="float" office:value="0.050331" calcext:value-type="float">
            <text:p>0.050331</text:p>
          </table:table-cell>
          <table:table-cell office:value-type="float" office:value="0.053024" calcext:value-type="float">
            <text:p>0.053024</text:p>
          </table:table-cell>
          <table:table-cell table:style-name="ce4" office:value-type="float" office:value="0.764741" calcext:value-type="float">
            <text:p>0.764741</text:p>
          </table:table-cell>
          <table:table-cell office:value-type="float" office:value="-0.139241" calcext:value-type="float">
            <text:p>-0.139241</text:p>
          </table:table-cell>
          <table:table-cell office:value-type="float" office:value="-0.267378" calcext:value-type="float">
            <text:p>-0.26737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202801" calcext:value-type="float">
            <text:p>0.202801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002630674" calcext:value-type="float">
            <text:p>2.63E-05</text:p>
          </table:table-cell>
          <table:table-cell office:value-type="float" office:value="0.00002258205" calcext:value-type="float">
            <text:p>2.26E-05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0.023592" calcext:value-type="float">
            <text:p>-0.023592</text:p>
          </table:table-cell>
          <table:table-cell office:value-type="float" office:value="-0.54745" calcext:value-type="float">
            <text:p>-0.54745</text:p>
          </table:table-cell>
          <table:table-cell office:value-type="float" office:value="-0.523857" calcext:value-type="float">
            <text:p>-0.523857</text:p>
          </table:table-cell>
          <table:table-cell office:value-type="float" office:value="-0.139241" calcext:value-type="float">
            <text:p>-0.139241</text:p>
          </table:table-cell>
          <table:table-cell table:style-name="ce4" office:value-type="float" office:value="0.345165" calcext:value-type="float">
            <text:p>0.345165</text:p>
          </table:table-cell>
          <table:table-cell office:value-type="float" office:value="-0.00968" calcext:value-type="float">
            <text:p>-0.00968</text:p>
          </table:table-cell>
          <table:table-cell office:value-type="float" office:value="-0.027734" calcext:value-type="float">
            <text:p>-0.027734</text:p>
          </table:table-cell>
          <table:table-cell office:value-type="float" office:value="0.451381" calcext:value-type="float">
            <text:p>0.451381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-0.0001019937" calcext:value-type="float">
            <text:p>-1.02E-04</text:p>
          </table:table-cell>
          <table:table-cell office:value-type="float" office:value="-0.000117517" calcext:value-type="float">
            <text:p>-1.18E-04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0.008934" calcext:value-type="float">
            <text:p>0.008934</text:p>
          </table:table-cell>
          <table:table-cell office:value-type="float" office:value="0.109093" calcext:value-type="float">
            <text:p>0.109093</text:p>
          </table:table-cell>
          <table:table-cell office:value-type="float" office:value="0.100159" calcext:value-type="float">
            <text:p>0.100159</text:p>
          </table:table-cell>
          <table:table-cell office:value-type="float" office:value="-0.267378" calcext:value-type="float">
            <text:p>-0.267378</text:p>
          </table:table-cell>
          <table:table-cell office:value-type="float" office:value="-0.00968" calcext:value-type="float">
            <text:p>-0.00968</text:p>
          </table:table-cell>
          <table:table-cell table:style-name="ce4" office:value-type="float" office:value="0.168277" calcext:value-type="float">
            <text:p>0.168277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-0.239212" calcext:value-type="float">
            <text:p>-0.239212</text:p>
          </table:table-cell>
          <table:table-cell office:value-type="float" office:value="-0.00036" calcext:value-type="float">
            <text:p>-0.00036</text:p>
          </table:table-cell>
          <table:table-cell office:value-type="float" office:value="0.000005238702" calcext:value-type="float">
            <text:p>5.24E-06</text:p>
          </table:table-cell>
          <table:table-cell office:value-type="float" office:value="-0.000002876067" calcext:value-type="float">
            <text:p>-2.88E-06</text:p>
          </table:table-cell>
        </table:table-row>
        <table:table-row table:style-name="ro1">
          <table:table-cell office:value-type="string" calcext:value-type="string">
            <text:p>steering_wheel_angle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.016885" calcext:value-type="float">
            <text:p>0.016885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-0.027734" calcext:value-type="float">
            <text:p>-0.027734</text:p>
          </table:table-cell>
          <table:table-cell office:value-type="float" office:value="0.001972" calcext:value-type="float">
            <text:p>0.001972</text:p>
          </table:table-cell>
          <table:table-cell table:style-name="ce4" office:value-type="float" office:value="0.00613" calcext:value-type="float">
            <text:p>0.00613</text:p>
          </table:table-cell>
          <table:table-cell office:value-type="float" office:value="-0.023047" calcext:value-type="float">
            <text:p>-0.023047</text:p>
          </table:table-cell>
          <table:table-cell office:value-type="float" office:value="-0.000148" calcext:value-type="float">
            <text:p>-0.000148</text:p>
          </table:table-cell>
          <table:table-cell office:value-type="float" office:value="0.000005361078" calcext:value-type="float">
            <text:p>5.36E-06</text:p>
          </table:table-cell>
          <table:table-cell office:value-type="float" office:value="0.000005482404" calcext:value-type="float">
            <text:p>5.48E-06</text:p>
          </table:table-cell>
        </table:table-row>
        <table:table-row table:style-name="ro1">
          <table:table-cell office:value-type="string" calcext:value-type="string">
            <text:p>horizontal_speed</text:p>
          </table:table-cell>
          <table:table-cell office:value-type="float" office:value="0.026616" calcext:value-type="float">
            <text:p>0.026616</text:p>
          </table:table-cell>
          <table:table-cell office:value-type="float" office:value="-1.851183" calcext:value-type="float">
            <text:p>-1.851183</text:p>
          </table:table-cell>
          <table:table-cell office:value-type="float" office:value="-1.877799" calcext:value-type="float">
            <text:p>-1.877799</text:p>
          </table:table-cell>
          <table:table-cell office:value-type="float" office:value="0.202801" calcext:value-type="float">
            <text:p>0.202801</text:p>
          </table:table-cell>
          <table:table-cell office:value-type="float" office:value="0.451381" calcext:value-type="float">
            <text:p>0.451381</text:p>
          </table:table-cell>
          <table:table-cell office:value-type="float" office:value="-0.239212" calcext:value-type="float">
            <text:p>-0.239212</text:p>
          </table:table-cell>
          <table:table-cell office:value-type="float" office:value="-0.023047" calcext:value-type="float">
            <text:p>-0.023047</text:p>
          </table:table-cell>
          <table:table-cell table:style-name="ce4" office:value-type="float" office:value="4.698673" calcext:value-type="float">
            <text:p>4.698673</text:p>
          </table:table-cell>
          <table:table-cell office:value-type="float" office:value="0.02477" calcext:value-type="float">
            <text:p>0.02477</text:p>
          </table:table-cell>
          <table:table-cell office:value-type="float" office:value="-0.001006245" calcext:value-type="float">
            <text:p>-1.01E-03</text:p>
          </table:table-cell>
          <table:table-cell office:value-type="float" office:value="-0.001065136" calcext:value-type="float">
            <text:p>-1.07E-03</text:p>
          </table:table-cell>
        </table:table-row>
        <table:table-row table:style-name="ro1">
          <table:table-cell office:value-type="string" calcext:value-type="string">
            <text:p>azimuth_std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-0.00169" calcext:value-type="float">
            <text:p>-0.00169</text:p>
          </table:table-cell>
          <table:table-cell office:value-type="float" office:value="-0.001974" calcext:value-type="float">
            <text:p>-0.001974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-0.00036" calcext:value-type="float">
            <text:p>-0.00036</text:p>
          </table:table-cell>
          <table:table-cell office:value-type="float" office:value="-0.000148" calcext:value-type="float">
            <text:p>-0.000148</text:p>
          </table:table-cell>
          <table:table-cell office:value-type="float" office:value="0.02477" calcext:value-type="float">
            <text:p>0.02477</text:p>
          </table:table-cell>
          <table:table-cell table:style-name="ce4" office:value-type="float" office:value="0.000171" calcext:value-type="float">
            <text:p>0.000171</text:p>
          </table:table-cell>
          <table:table-cell office:value-type="float" office:value="-0.000005997867" calcext:value-type="float">
            <text:p>-6.00E-06</text:p>
          </table:table-cell>
          <table:table-cell office:value-type="float" office:value="-0.00000614931" calcext:value-type="float">
            <text:p>-6.15E-06</text:p>
          </table:table-cell>
        </table:table-row>
        <table:table-row table:style-name="ro1">
          <table:table-cell office:value-type="string" calcext:value-type="string">
            <text:p>roll_std</text:p>
          </table:table-cell>
          <table:table-cell office:value-type="float" office:value="-0.000012" calcext:value-type="float">
            <text:p>-0.000012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-0.000102" calcext:value-type="float">
            <text:p>-0.000102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-0.001006" calcext:value-type="float">
            <text:p>-0.001006</text:p>
          </table:table-cell>
          <table:table-cell office:value-type="float" office:value="-0.000006" calcext:value-type="float">
            <text:p>-0.000006</text:p>
          </table:table-cell>
          <table:table-cell table:style-name="ce5" office:value-type="float" office:value="0.0000003362966" calcext:value-type="float">
            <text:p>3.36E-07</text:p>
          </table:table-cell>
          <table:table-cell office:value-type="float" office:value="0.0000003482257" calcext:value-type="float">
            <text:p>3.48E-07</text:p>
          </table:table-cell>
        </table:table-row>
        <table:table-row table:style-name="ro1">
          <table:table-cell office:value-type="string" calcext:value-type="string">
            <text:p>pitch_std</text:p>
          </table:table-cell>
          <table:table-cell office:value-type="float" office:value="-0.000011" calcext:value-type="float">
            <text:p>-0.000011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-0.000118" calcext:value-type="float">
            <text:p>-0.000118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001065" calcext:value-type="float">
            <text:p>-0.001065</text:p>
          </table:table-cell>
          <table:table-cell office:value-type="float" office:value="-0.000006" calcext:value-type="float">
            <text:p>-0.000006</text:p>
          </table:table-cell>
          <table:table-cell office:value-type="float" office:value="0.0000003482257" calcext:value-type="float">
            <text:p>3.48E-07</text:p>
          </table:table-cell>
          <table:table-cell table:style-name="ce5" office:value-type="float" office:value="0.0000003784016" calcext:value-type="float">
            <text:p>3.78E-07</text:p>
          </table:table-cell>
        </table:table-row>
      </table:table>
      <table:table table:name="Sheet3" table:style-name="ta1">
        <table:table-column table:style-name="co9" table:default-cell-style-name="Default"/>
        <table:table-column table:style-name="co9" table:number-columns-repeated="12" table:default-cell-style-name="ce7"/>
        <table:table-row table:style-name="ro1">
          <table:table-cell/>
          <table:table-cell table:style-name="Default" office:value-type="string" calcext:value-type="string">
            <text:p>azimuth-track_ground</text:p>
          </table:table-cell>
          <table:table-cell table:style-name="Default" office:value-type="string" calcext:value-type="string">
            <text:p>heading-track_ground</text:p>
          </table:table-cell>
          <table:table-cell table:style-name="Default" office:value-type="string" calcext:value-type="string">
            <text:p>heading-azimuth</text:p>
          </table:table-cell>
          <table:table-cell table:style-name="Default" office:value-type="string" calcext:value-type="string">
            <text:p>azimuth</text:p>
          </table:table-cell>
          <table:table-cell table:style-name="Default" office:value-type="string" calcext:value-type="string">
            <text:p>roll</text:p>
          </table:table-cell>
          <table:table-cell table:style-name="Default" office:value-type="string" calcext:value-type="string">
            <text:p>pitch</text:p>
          </table:table-cell>
          <table:table-cell table:style-name="Default" office:value-type="string" calcext:value-type="string">
            <text:p>heading</text:p>
          </table:table-cell>
          <table:table-cell table:style-name="Default" office:value-type="string" calcext:value-type="string">
            <text:p>steering_wheel_angle</text:p>
          </table:table-cell>
          <table:table-cell table:style-name="Default" office:value-type="string" calcext:value-type="string">
            <text:p>horizontal_speed</text:p>
          </table:table-cell>
          <table:table-cell table:style-name="Default" office:value-type="string" calcext:value-type="string">
            <text:p>azimuth_std</text:p>
          </table:table-cell>
          <table:table-cell table:style-name="Default" office:value-type="string" calcext:value-type="string">
            <text:p>roll_std</text:p>
          </table:table-cell>
          <table:table-cell table:style-name="Default" office:value-type="string" calcext:value-type="string">
            <text:p>pitch_std</text:p>
          </table:table-cell>
        </table:table-row>
        <table:table-row table:style-name="ro1">
          <table:table-cell office:value-type="string" calcext:value-type="string">
            <text:p>azimuth-track_ground</text:p>
          </table:table-cell>
          <table:table-cell table:style-name="ce6" office:value-type="float" office:value="0.006285" calcext:value-type="float">
            <text:p>.01</text:p>
          </table:table-cell>
          <table:table-cell office:value-type="float" office:value="0.048562" calcext:value-type="float">
            <text:p>.05</text:p>
          </table:table-cell>
          <table:table-cell office:value-type="float" office:value="0.042277" calcext:value-type="float">
            <text:p>.04</text:p>
          </table:table-cell>
          <table:table-cell office:value-type="float" office:value="-0.002693" calcext:value-type="float">
            <text:p>.00</text:p>
          </table:table-cell>
          <table:table-cell office:value-type="float" office:value="-0.023592" calcext:value-type="float">
            <text:p>-.02</text:p>
          </table:table-cell>
          <table:table-cell office:value-type="float" office:value="0.008934" calcext:value-type="float">
            <text:p>.01</text:p>
          </table:table-cell>
          <table:table-cell office:value-type="float" office:value="0.039584" calcext:value-type="float">
            <text:p>.04</text:p>
          </table:table-cell>
          <table:table-cell office:value-type="float" office:value="0.002645" calcext:value-type="float">
            <text:p>.00</text:p>
          </table:table-cell>
          <table:table-cell office:value-type="float" office:value="0.026616" calcext:value-type="float">
            <text:p>.03</text:p>
          </table:table-cell>
          <table:table-cell office:value-type="float" office:value="0.000284" calcext:value-type="float">
            <text:p>.00</text:p>
          </table:table-cell>
          <table:table-cell office:value-type="float" office:value="-0.00001247032" calcext:value-type="float">
            <text:p>.00</text:p>
          </table:table-cell>
          <table:table-cell office:value-type="float" office:value="-0.00001088139" calcext:value-type="float">
            <text:p>.00</text:p>
          </table:table-cell>
        </table:table-row>
        <table:table-row table:style-name="ro1">
          <table:table-cell office:value-type="string" calcext:value-type="string">
            <text:p>heading-track_ground</text:p>
          </table:table-cell>
          <table:table-cell office:value-type="float" office:value="0.048562" calcext:value-type="float">
            <text:p>.05</text:p>
          </table:table-cell>
          <table:table-cell table:style-name="ce6" office:value-type="float" office:value="32.387597" calcext:value-type="float">
            <text:p>32.39</text:p>
          </table:table-cell>
          <table:table-cell office:value-type="float" office:value="32.339036" calcext:value-type="float">
            <text:p>32.34</text:p>
          </table:table-cell>
          <table:table-cell office:value-type="float" office:value="0.050331" calcext:value-type="float">
            <text:p>.05</text:p>
          </table:table-cell>
          <table:table-cell office:value-type="float" office:value="-0.54745" calcext:value-type="float">
            <text:p>-.55</text:p>
          </table:table-cell>
          <table:table-cell office:value-type="float" office:value="0.109093" calcext:value-type="float">
            <text:p>.11</text:p>
          </table:table-cell>
          <table:table-cell office:value-type="float" office:value="32.389366" calcext:value-type="float">
            <text:p>32.39</text:p>
          </table:table-cell>
          <table:table-cell office:value-type="float" office:value="0.016885" calcext:value-type="float">
            <text:p>.02</text:p>
          </table:table-cell>
          <table:table-cell office:value-type="float" office:value="-1.851183" calcext:value-type="float">
            <text:p>-1.85</text:p>
          </table:table-cell>
          <table:table-cell office:value-type="float" office:value="-0.00169" calcext:value-type="float">
            <text:p>.00</text:p>
          </table:table-cell>
          <table:table-cell office:value-type="float" office:value="0.00001807335" calcext:value-type="float">
            <text:p>.00</text:p>
          </table:table-cell>
          <table:table-cell office:value-type="float" office:value="0.0002227777" calcext:value-type="float">
            <text:p>.00</text:p>
          </table:table-cell>
        </table:table-row>
        <table:table-row table:style-name="ro1">
          <table:table-cell office:value-type="string" calcext:value-type="string">
            <text:p>heading-azimuth</text:p>
          </table:table-cell>
          <table:table-cell office:value-type="float" office:value="0.042277" calcext:value-type="float">
            <text:p>.04</text:p>
          </table:table-cell>
          <table:table-cell office:value-type="float" office:value="32.339036" calcext:value-type="float">
            <text:p>32.34</text:p>
          </table:table-cell>
          <table:table-cell table:style-name="ce6" office:value-type="float" office:value="32.296759" calcext:value-type="float">
            <text:p>32.30</text:p>
          </table:table-cell>
          <table:table-cell office:value-type="float" office:value="0.053024" calcext:value-type="float">
            <text:p>.05</text:p>
          </table:table-cell>
          <table:table-cell office:value-type="float" office:value="-0.523857" calcext:value-type="float">
            <text:p>-.52</text:p>
          </table:table-cell>
          <table:table-cell office:value-type="float" office:value="0.100159" calcext:value-type="float">
            <text:p>.10</text:p>
          </table:table-cell>
          <table:table-cell office:value-type="float" office:value="32.349782" calcext:value-type="float">
            <text:p>32.35</text:p>
          </table:table-cell>
          <table:table-cell office:value-type="float" office:value="0.01424" calcext:value-type="float">
            <text:p>.01</text:p>
          </table:table-cell>
          <table:table-cell office:value-type="float" office:value="-1.877799" calcext:value-type="float">
            <text:p>-1.88</text:p>
          </table:table-cell>
          <table:table-cell office:value-type="float" office:value="-0.001974" calcext:value-type="float">
            <text:p>.00</text:p>
          </table:table-cell>
          <table:table-cell office:value-type="float" office:value="0.00003054367" calcext:value-type="float">
            <text:p>.00</text:p>
          </table:table-cell>
          <table:table-cell office:value-type="float" office:value="0.0002336591" calcext:value-type="float">
            <text:p>.00</text:p>
          </table:table-cell>
        </table:table-row>
        <table:table-row table:style-name="ro1">
          <table:table-cell office:value-type="string" calcext:value-type="string">
            <text:p>azimuth</text:p>
          </table:table-cell>
          <table:table-cell office:value-type="float" office:value="-0.002693" calcext:value-type="float">
            <text:p>.00</text:p>
          </table:table-cell>
          <table:table-cell office:value-type="float" office:value="0.050331" calcext:value-type="float">
            <text:p>.05</text:p>
          </table:table-cell>
          <table:table-cell office:value-type="float" office:value="0.053024" calcext:value-type="float">
            <text:p>.05</text:p>
          </table:table-cell>
          <table:table-cell table:style-name="ce6" office:value-type="float" office:value="0.764741" calcext:value-type="float">
            <text:p>.76</text:p>
          </table:table-cell>
          <table:table-cell office:value-type="float" office:value="-0.139241" calcext:value-type="float">
            <text:p>-.14</text:p>
          </table:table-cell>
          <table:table-cell office:value-type="float" office:value="-0.267378" calcext:value-type="float">
            <text:p>-.27</text:p>
          </table:table-cell>
          <table:table-cell office:value-type="float" office:value="0.817765" calcext:value-type="float">
            <text:p>.82</text:p>
          </table:table-cell>
          <table:table-cell office:value-type="float" office:value="0.000846" calcext:value-type="float">
            <text:p>.00</text:p>
          </table:table-cell>
          <table:table-cell office:value-type="float" office:value="0.202801" calcext:value-type="float">
            <text:p>.20</text:p>
          </table:table-cell>
          <table:table-cell office:value-type="float" office:value="0.000048" calcext:value-type="float">
            <text:p>.00</text:p>
          </table:table-cell>
          <table:table-cell office:value-type="float" office:value="0.00002630674" calcext:value-type="float">
            <text:p>.00</text:p>
          </table:table-cell>
          <table:table-cell office:value-type="float" office:value="0.00002258205" calcext:value-type="float">
            <text:p>.0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0.023592" calcext:value-type="float">
            <text:p>-.02</text:p>
          </table:table-cell>
          <table:table-cell office:value-type="float" office:value="-0.54745" calcext:value-type="float">
            <text:p>-.55</text:p>
          </table:table-cell>
          <table:table-cell office:value-type="float" office:value="-0.523857" calcext:value-type="float">
            <text:p>-.52</text:p>
          </table:table-cell>
          <table:table-cell table:style-name="ce8" office:value-type="float" office:value="-0.139241" calcext:value-type="float">
            <text:p>-.14</text:p>
          </table:table-cell>
          <table:table-cell table:style-name="ce6" office:value-type="float" office:value="0.345165" calcext:value-type="float">
            <text:p>.35</text:p>
          </table:table-cell>
          <table:table-cell office:value-type="float" office:value="-0.00968" calcext:value-type="float">
            <text:p>-.01</text:p>
          </table:table-cell>
          <table:table-cell table:style-name="ce8" office:value-type="float" office:value="-0.663098" calcext:value-type="float">
            <text:p>-.66</text:p>
          </table:table-cell>
          <table:table-cell office:value-type="float" office:value="-0.027734" calcext:value-type="float">
            <text:p>-.03</text:p>
          </table:table-cell>
          <table:table-cell office:value-type="float" office:value="0.451381" calcext:value-type="float">
            <text:p>.45</text:p>
          </table:table-cell>
          <table:table-cell office:value-type="float" office:value="0.002484" calcext:value-type="float">
            <text:p>.00</text:p>
          </table:table-cell>
          <table:table-cell office:value-type="float" office:value="-0.0001019937" calcext:value-type="float">
            <text:p>.00</text:p>
          </table:table-cell>
          <table:table-cell office:value-type="float" office:value="-0.000117517" calcext:value-type="float">
            <text:p>.00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0.008934" calcext:value-type="float">
            <text:p>.01</text:p>
          </table:table-cell>
          <table:table-cell office:value-type="float" office:value="0.109093" calcext:value-type="float">
            <text:p>.11</text:p>
          </table:table-cell>
          <table:table-cell office:value-type="float" office:value="0.100159" calcext:value-type="float">
            <text:p>.10</text:p>
          </table:table-cell>
          <table:table-cell office:value-type="float" office:value="-0.267378" calcext:value-type="float">
            <text:p>-.27</text:p>
          </table:table-cell>
          <table:table-cell office:value-type="float" office:value="-0.00968" calcext:value-type="float">
            <text:p>-.01</text:p>
          </table:table-cell>
          <table:table-cell table:style-name="ce6" office:value-type="float" office:value="0.168277" calcext:value-type="float">
            <text:p>.17</text:p>
          </table:table-cell>
          <table:table-cell office:value-type="float" office:value="-0.167219" calcext:value-type="float">
            <text:p>-.17</text:p>
          </table:table-cell>
          <table:table-cell office:value-type="float" office:value="0.001972" calcext:value-type="float">
            <text:p>.00</text:p>
          </table:table-cell>
          <table:table-cell office:value-type="float" office:value="-0.239212" calcext:value-type="float">
            <text:p>-.24</text:p>
          </table:table-cell>
          <table:table-cell office:value-type="float" office:value="-0.00036" calcext:value-type="float">
            <text:p>.00</text:p>
          </table:table-cell>
          <table:table-cell office:value-type="float" office:value="0.000005238702" calcext:value-type="float">
            <text:p>.00</text:p>
          </table:table-cell>
          <table:table-cell office:value-type="float" office:value="-0.000002876067" calcext:value-type="float">
            <text:p>.00</text:p>
          </table:table-cell>
        </table:table-row>
        <table:table-row table:style-name="ro1">
          <table:table-cell office:value-type="string" calcext:value-type="string">
            <text:p>heading</text:p>
          </table:table-cell>
          <table:table-cell office:value-type="float" office:value="0.039584" calcext:value-type="float">
            <text:p>.04</text:p>
          </table:table-cell>
          <table:table-cell office:value-type="float" office:value="32.389366" calcext:value-type="float">
            <text:p>32.39</text:p>
          </table:table-cell>
          <table:table-cell office:value-type="float" office:value="32.349782" calcext:value-type="float">
            <text:p>32.35</text:p>
          </table:table-cell>
          <table:table-cell office:value-type="float" office:value="0.817765" calcext:value-type="float">
            <text:p>.82</text:p>
          </table:table-cell>
          <table:table-cell office:value-type="float" office:value="-0.663098" calcext:value-type="float">
            <text:p>-.66</text:p>
          </table:table-cell>
          <table:table-cell office:value-type="float" office:value="-0.167219" calcext:value-type="float">
            <text:p>-.17</text:p>
          </table:table-cell>
          <table:table-cell table:style-name="ce6" office:value-type="float" office:value="33.167547" calcext:value-type="float">
            <text:p>33.17</text:p>
          </table:table-cell>
          <table:table-cell office:value-type="float" office:value="0.015086" calcext:value-type="float">
            <text:p>.02</text:p>
          </table:table-cell>
          <table:table-cell office:value-type="float" office:value="-1.674997" calcext:value-type="float">
            <text:p>-1.67</text:p>
          </table:table-cell>
          <table:table-cell office:value-type="float" office:value="-0.001926" calcext:value-type="float">
            <text:p>.00</text:p>
          </table:table-cell>
          <table:table-cell office:value-type="float" office:value="0.00005685041" calcext:value-type="float">
            <text:p>.00</text:p>
          </table:table-cell>
          <table:table-cell office:value-type="float" office:value="0.0002562412" calcext:value-type="float">
            <text:p>.00</text:p>
          </table:table-cell>
        </table:table-row>
        <table:table-row table:style-name="ro1">
          <table:table-cell office:value-type="string" calcext:value-type="string">
            <text:p>steering_wheel_angle</text:p>
          </table:table-cell>
          <table:table-cell office:value-type="float" office:value="0.002645" calcext:value-type="float">
            <text:p>.00</text:p>
          </table:table-cell>
          <table:table-cell office:value-type="float" office:value="0.016885" calcext:value-type="float">
            <text:p>.02</text:p>
          </table:table-cell>
          <table:table-cell office:value-type="float" office:value="0.01424" calcext:value-type="float">
            <text:p>.01</text:p>
          </table:table-cell>
          <table:table-cell office:value-type="float" office:value="0.000846" calcext:value-type="float">
            <text:p>.00</text:p>
          </table:table-cell>
          <table:table-cell office:value-type="float" office:value="-0.027734" calcext:value-type="float">
            <text:p>-.03</text:p>
          </table:table-cell>
          <table:table-cell office:value-type="float" office:value="0.001972" calcext:value-type="float">
            <text:p>.00</text:p>
          </table:table-cell>
          <table:table-cell office:value-type="float" office:value="0.015086" calcext:value-type="float">
            <text:p>.02</text:p>
          </table:table-cell>
          <table:table-cell table:style-name="ce6" office:value-type="float" office:value="0.00613" calcext:value-type="float">
            <text:p>.01</text:p>
          </table:table-cell>
          <table:table-cell office:value-type="float" office:value="-0.023047" calcext:value-type="float">
            <text:p>-.02</text:p>
          </table:table-cell>
          <table:table-cell office:value-type="float" office:value="-0.000148" calcext:value-type="float">
            <text:p>.00</text:p>
          </table:table-cell>
          <table:table-cell office:value-type="float" office:value="0.000005361078" calcext:value-type="float">
            <text:p>.00</text:p>
          </table:table-cell>
          <table:table-cell office:value-type="float" office:value="0.000005482404" calcext:value-type="float">
            <text:p>.00</text:p>
          </table:table-cell>
        </table:table-row>
        <table:table-row table:style-name="ro1">
          <table:table-cell office:value-type="string" calcext:value-type="string">
            <text:p>horizontal_speed</text:p>
          </table:table-cell>
          <table:table-cell office:value-type="float" office:value="0.026616" calcext:value-type="float">
            <text:p>.03</text:p>
          </table:table-cell>
          <table:table-cell office:value-type="float" office:value="-1.851183" calcext:value-type="float">
            <text:p>-1.85</text:p>
          </table:table-cell>
          <table:table-cell office:value-type="float" office:value="-1.877799" calcext:value-type="float">
            <text:p>-1.88</text:p>
          </table:table-cell>
          <table:table-cell office:value-type="float" office:value="0.202801" calcext:value-type="float">
            <text:p>.20</text:p>
          </table:table-cell>
          <table:table-cell office:value-type="float" office:value="0.451381" calcext:value-type="float">
            <text:p>.45</text:p>
          </table:table-cell>
          <table:table-cell office:value-type="float" office:value="-0.239212" calcext:value-type="float">
            <text:p>-.24</text:p>
          </table:table-cell>
          <table:table-cell office:value-type="float" office:value="-1.674997" calcext:value-type="float">
            <text:p>-1.67</text:p>
          </table:table-cell>
          <table:table-cell office:value-type="float" office:value="-0.023047" calcext:value-type="float">
            <text:p>-.02</text:p>
          </table:table-cell>
          <table:table-cell table:style-name="ce6" office:value-type="float" office:value="4.698673" calcext:value-type="float">
            <text:p>4.70</text:p>
          </table:table-cell>
          <table:table-cell office:value-type="float" office:value="0.02477" calcext:value-type="float">
            <text:p>.02</text:p>
          </table:table-cell>
          <table:table-cell office:value-type="float" office:value="-0.001006245" calcext:value-type="float">
            <text:p>.00</text:p>
          </table:table-cell>
          <table:table-cell office:value-type="float" office:value="-0.001065136" calcext:value-type="float">
            <text:p>.00</text:p>
          </table:table-cell>
        </table:table-row>
        <table:table-row table:style-name="ro1">
          <table:table-cell office:value-type="string" calcext:value-type="string">
            <text:p>azimuth_std</text:p>
          </table:table-cell>
          <table:table-cell office:value-type="float" office:value="0.000284" calcext:value-type="float">
            <text:p>.00</text:p>
          </table:table-cell>
          <table:table-cell office:value-type="float" office:value="-0.00169" calcext:value-type="float">
            <text:p>.00</text:p>
          </table:table-cell>
          <table:table-cell office:value-type="float" office:value="-0.001974" calcext:value-type="float">
            <text:p>.00</text:p>
          </table:table-cell>
          <table:table-cell office:value-type="float" office:value="0.000048" calcext:value-type="float">
            <text:p>.00</text:p>
          </table:table-cell>
          <table:table-cell office:value-type="float" office:value="0.002484" calcext:value-type="float">
            <text:p>.00</text:p>
          </table:table-cell>
          <table:table-cell office:value-type="float" office:value="-0.00036" calcext:value-type="float">
            <text:p>.00</text:p>
          </table:table-cell>
          <table:table-cell office:value-type="float" office:value="-0.001926" calcext:value-type="float">
            <text:p>.00</text:p>
          </table:table-cell>
          <table:table-cell office:value-type="float" office:value="-0.000148" calcext:value-type="float">
            <text:p>.00</text:p>
          </table:table-cell>
          <table:table-cell office:value-type="float" office:value="0.02477" calcext:value-type="float">
            <text:p>.02</text:p>
          </table:table-cell>
          <table:table-cell table:style-name="ce6" office:value-type="float" office:value="0.000171" calcext:value-type="float">
            <text:p>.00</text:p>
          </table:table-cell>
          <table:table-cell office:value-type="float" office:value="-0.000005997867" calcext:value-type="float">
            <text:p>.00</text:p>
          </table:table-cell>
          <table:table-cell office:value-type="float" office:value="-0.00000614931" calcext:value-type="float">
            <text:p>.00</text:p>
          </table:table-cell>
        </table:table-row>
        <table:table-row table:style-name="ro1">
          <table:table-cell office:value-type="string" calcext:value-type="string">
            <text:p>roll_std</text:p>
          </table:table-cell>
          <table:table-cell office:value-type="float" office:value="-0.000012" calcext:value-type="float">
            <text:p>.00</text:p>
          </table:table-cell>
          <table:table-cell office:value-type="float" office:value="0.000018" calcext:value-type="float">
            <text:p>.00</text:p>
          </table:table-cell>
          <table:table-cell office:value-type="float" office:value="0.000031" calcext:value-type="float">
            <text:p>.00</text:p>
          </table:table-cell>
          <table:table-cell office:value-type="float" office:value="0.000026" calcext:value-type="float">
            <text:p>.00</text:p>
          </table:table-cell>
          <table:table-cell office:value-type="float" office:value="-0.000102" calcext:value-type="float">
            <text:p>.00</text:p>
          </table:table-cell>
          <table:table-cell office:value-type="float" office:value="0.000005" calcext:value-type="float">
            <text:p>.00</text:p>
          </table:table-cell>
          <table:table-cell office:value-type="float" office:value="0.000057" calcext:value-type="float">
            <text:p>.00</text:p>
          </table:table-cell>
          <table:table-cell office:value-type="float" office:value="0.000005" calcext:value-type="float">
            <text:p>.00</text:p>
          </table:table-cell>
          <table:table-cell office:value-type="float" office:value="-0.001006" calcext:value-type="float">
            <text:p>.00</text:p>
          </table:table-cell>
          <table:table-cell office:value-type="float" office:value="-0.000006" calcext:value-type="float">
            <text:p>.00</text:p>
          </table:table-cell>
          <table:table-cell table:style-name="ce6" office:value-type="float" office:value="0.0000003362966" calcext:value-type="float">
            <text:p>.00</text:p>
          </table:table-cell>
          <table:table-cell office:value-type="float" office:value="0.0000003482257" calcext:value-type="float">
            <text:p>.00</text:p>
          </table:table-cell>
        </table:table-row>
        <table:table-row table:style-name="ro1">
          <table:table-cell office:value-type="string" calcext:value-type="string">
            <text:p>pitch_std</text:p>
          </table:table-cell>
          <table:table-cell office:value-type="float" office:value="-0.000011" calcext:value-type="float">
            <text:p>.00</text:p>
          </table:table-cell>
          <table:table-cell office:value-type="float" office:value="0.000223" calcext:value-type="float">
            <text:p>.00</text:p>
          </table:table-cell>
          <table:table-cell office:value-type="float" office:value="0.000234" calcext:value-type="float">
            <text:p>.00</text:p>
          </table:table-cell>
          <table:table-cell office:value-type="float" office:value="0.000023" calcext:value-type="float">
            <text:p>.00</text:p>
          </table:table-cell>
          <table:table-cell office:value-type="float" office:value="-0.000118" calcext:value-type="float">
            <text:p>.00</text:p>
          </table:table-cell>
          <table:table-cell office:value-type="float" office:value="-0.000003" calcext:value-type="float">
            <text:p>.00</text:p>
          </table:table-cell>
          <table:table-cell office:value-type="float" office:value="0.000256" calcext:value-type="float">
            <text:p>.00</text:p>
          </table:table-cell>
          <table:table-cell office:value-type="float" office:value="0.000005" calcext:value-type="float">
            <text:p>.00</text:p>
          </table:table-cell>
          <table:table-cell office:value-type="float" office:value="-0.001065" calcext:value-type="float">
            <text:p>.00</text:p>
          </table:table-cell>
          <table:table-cell office:value-type="float" office:value="-0.000006" calcext:value-type="float">
            <text:p>.00</text:p>
          </table:table-cell>
          <table:table-cell office:value-type="float" office:value="0.0000003482257" calcext:value-type="float">
            <text:p>.00</text:p>
          </table:table-cell>
          <table:table-cell table:style-name="ce6" office:value-type="float" office:value="0.0000003784016" calcext:value-type="float">
            <text:p>.00</text:p>
          </table:table-cell>
        </table:table-row>
      </table:table>
      <table:table table:name="conv_matrix" table:style-name="ta1">
        <table:table-column table:style-name="co9" table:default-cell-style-name="Default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row table:style-name="ro2">
          <table:table-cell table:style-name="ce9" office:value-type="string" calcext:value-type="string">
            <text:p>Covariance</text:p>
            <text:p>Matrix</text:p>
          </table:table-cell>
          <table:table-cell table:style-name="Default" office:value-type="string" calcext:value-type="string">
            <text:p>Azimuth</text:p>
            <text:p>-</text:p>
            <text:p>Track_ground</text:p>
          </table:table-cell>
          <table:table-cell table:style-name="Default" office:value-type="string" calcext:value-type="string">
            <text:p>Heading</text:p>
            <text:p>-</text:p>
            <text:p>Track_ground</text:p>
          </table:table-cell>
          <table:table-cell table:style-name="Default" office:value-type="string" calcext:value-type="string">
            <text:p>Heading</text:p>
            <text:p>-</text:p>
            <text:p>azimuth</text:p>
          </table:table-cell>
          <table:table-cell table:style-name="Default" office:value-type="string" calcext:value-type="string">
            <text:p>azimuth</text:p>
          </table:table-cell>
          <table:table-cell table:style-name="Default" office:value-type="string" calcext:value-type="string">
            <text:p>roll</text:p>
          </table:table-cell>
          <table:table-cell table:style-name="Default" office:value-type="string" calcext:value-type="string">
            <text:p>pitch</text:p>
          </table:table-cell>
          <table:table-cell table:style-name="Default" office:value-type="string" calcext:value-type="string">
            <text:p>heading</text:p>
          </table:table-cell>
          <table:table-cell table:style-name="Default" office:value-type="string" calcext:value-type="string">
            <text:p>Track</text:p>
            <text:p>Ground</text:p>
          </table:table-cell>
          <table:table-cell table:style-name="Default" office:value-type="string" calcext:value-type="string">
            <text:p>steering</text:p>
            <text:p>wheel</text:p>
            <text:p>Angle</text:p>
          </table:table-cell>
          <table:table-cell table:style-name="Default" office:value-type="string" calcext:value-type="string">
            <text:p>Horizontal</text:p>
            <text:p>Speed</text:p>
          </table:table-cell>
          <table:table-cell table:style-name="Default" office:value-type="string" calcext:value-type="string">
            <text:p>Azimuth</text:p>
            <text:p>Std</text:p>
          </table:table-cell>
          <table:table-cell table:style-name="Default" office:value-type="string" calcext:value-type="string">
            <text:p>Roll</text:p>
            <text:p>Std</text:p>
          </table:table-cell>
          <table:table-cell table:style-name="Default" office:value-type="string" calcext:value-type="string">
            <text:p>Pitch</text:p>
            <text:p>Std</text:p>
          </table:table-cell>
        </table:table-row>
        <table:table-row table:style-name="ro1">
          <table:table-cell office:value-type="string" calcext:value-type="string">
            <text:p>azimuth-track_ground</text:p>
          </table:table-cell>
          <table:table-cell table:style-name="ce15" office:value-type="float" office:value="0.006285" calcext:value-type="float">
            <text:p>0.01</text:p>
          </table:table-cell>
          <table:table-cell office:value-type="float" office:value="0.048562" calcext:value-type="float">
            <text:p>0.05</text:p>
          </table:table-cell>
          <table:table-cell office:value-type="float" office:value="0.042277" calcext:value-type="float">
            <text:p>0.04</text:p>
          </table:table-cell>
          <table:table-cell office:value-type="float" office:value="-0.002693" calcext:value-type="float">
            <text:p>0.00</text:p>
          </table:table-cell>
          <table:table-cell office:value-type="float" office:value="-0.023592" calcext:value-type="float">
            <text:p>-0.02</text:p>
          </table:table-cell>
          <table:table-cell office:value-type="float" office:value="0.008934" calcext:value-type="float">
            <text:p>0.01</text:p>
          </table:table-cell>
          <table:table-cell office:value-type="float" office:value="0.039584" calcext:value-type="float">
            <text:p>0.04</text:p>
          </table:table-cell>
          <table:table-cell office:value-type="float" office:value="-0.008978" calcext:value-type="float">
            <text:p>-0.01</text:p>
          </table:table-cell>
          <table:table-cell office:value-type="float" office:value="0.002645" calcext:value-type="float">
            <text:p>0.00</text:p>
          </table:table-cell>
          <table:table-cell office:value-type="float" office:value="0.026616" calcext:value-type="float">
            <text:p>0.03</text:p>
          </table:table-cell>
          <table:table-cell office:value-type="float" office:value="0.000284" calcext:value-type="float">
            <text:p>0.00</text:p>
          </table:table-cell>
          <table:table-cell office:value-type="float" office:value="-0.00001247032" calcext:value-type="float">
            <text:p>0.00</text:p>
          </table:table-cell>
          <table:table-cell office:value-type="float" office:value="-0.00001088139" calcext:value-type="float">
            <text:p>0.00</text:p>
          </table:table-cell>
        </table:table-row>
        <table:table-row table:style-name="ro1">
          <table:table-cell office:value-type="string" calcext:value-type="string">
            <text:p>heading-track_ground</text:p>
          </table:table-cell>
          <table:table-cell office:value-type="float" office:value="0.048562" calcext:value-type="float">
            <text:p>0.05</text:p>
          </table:table-cell>
          <table:table-cell table:style-name="ce15" office:value-type="float" office:value="32.387597" calcext:value-type="float">
            <text:p>32.39</text:p>
          </table:table-cell>
          <table:table-cell office:value-type="float" office:value="32.339036" calcext:value-type="float">
            <text:p>32.34</text:p>
          </table:table-cell>
          <table:table-cell office:value-type="float" office:value="0.050331" calcext:value-type="float">
            <text:p>0.05</text:p>
          </table:table-cell>
          <table:table-cell office:value-type="float" office:value="-0.54745" calcext:value-type="float">
            <text:p>-0.55</text:p>
          </table:table-cell>
          <table:table-cell office:value-type="float" office:value="0.109093" calcext:value-type="float">
            <text:p>0.11</text:p>
          </table:table-cell>
          <table:table-cell office:value-type="float" office:value="32.389366" calcext:value-type="float">
            <text:p>32.39</text:p>
          </table:table-cell>
          <table:table-cell office:value-type="float" office:value="0.001769" calcext:value-type="float">
            <text:p>0.00</text:p>
          </table:table-cell>
          <table:table-cell office:value-type="float" office:value="0.016885" calcext:value-type="float">
            <text:p>0.02</text:p>
          </table:table-cell>
          <table:table-cell office:value-type="float" office:value="-1.851183" calcext:value-type="float">
            <text:p>-1.85</text:p>
          </table:table-cell>
          <table:table-cell office:value-type="float" office:value="-0.00169" calcext:value-type="float">
            <text:p>0.00</text:p>
          </table:table-cell>
          <table:table-cell office:value-type="float" office:value="0.00001807335" calcext:value-type="float">
            <text:p>0.00</text:p>
          </table:table-cell>
          <table:table-cell office:value-type="float" office:value="0.0002227777" calcext:value-type="float">
            <text:p>0.00</text:p>
          </table:table-cell>
        </table:table-row>
        <table:table-row table:style-name="ro1">
          <table:table-cell office:value-type="string" calcext:value-type="string">
            <text:p>heading-azimuth</text:p>
          </table:table-cell>
          <table:table-cell office:value-type="float" office:value="0.042277" calcext:value-type="float">
            <text:p>0.04</text:p>
          </table:table-cell>
          <table:table-cell office:value-type="float" office:value="32.339036" calcext:value-type="float">
            <text:p>32.34</text:p>
          </table:table-cell>
          <table:table-cell table:style-name="ce15" office:value-type="float" office:value="32.296759" calcext:value-type="float">
            <text:p>32.30</text:p>
          </table:table-cell>
          <table:table-cell office:value-type="float" office:value="0.053024" calcext:value-type="float">
            <text:p>0.05</text:p>
          </table:table-cell>
          <table:table-cell office:value-type="float" office:value="-0.523857" calcext:value-type="float">
            <text:p>-0.52</text:p>
          </table:table-cell>
          <table:table-cell office:value-type="float" office:value="0.100159" calcext:value-type="float">
            <text:p>0.10</text:p>
          </table:table-cell>
          <table:table-cell office:value-type="float" office:value="32.349782" calcext:value-type="float">
            <text:p>32.35</text:p>
          </table:table-cell>
          <table:table-cell office:value-type="float" office:value="0.010747" calcext:value-type="float">
            <text:p>0.01</text:p>
          </table:table-cell>
          <table:table-cell office:value-type="float" office:value="0.01424" calcext:value-type="float">
            <text:p>0.01</text:p>
          </table:table-cell>
          <table:table-cell office:value-type="float" office:value="-1.877799" calcext:value-type="float">
            <text:p>-1.88</text:p>
          </table:table-cell>
          <table:table-cell office:value-type="float" office:value="-0.001974" calcext:value-type="float">
            <text:p>0.00</text:p>
          </table:table-cell>
          <table:table-cell office:value-type="float" office:value="0.00003054367" calcext:value-type="float">
            <text:p>0.00</text:p>
          </table:table-cell>
          <table:table-cell office:value-type="float" office:value="0.0002336591" calcext:value-type="float">
            <text:p>0.00</text:p>
          </table:table-cell>
        </table:table-row>
        <table:table-row table:style-name="ro1">
          <table:table-cell table:style-name="ce10" office:value-type="string" calcext:value-type="string">
            <text:p>azimuth</text:p>
          </table:table-cell>
          <table:table-cell office:value-type="float" office:value="-0.002693" calcext:value-type="float">
            <text:p>0.00</text:p>
          </table:table-cell>
          <table:table-cell office:value-type="float" office:value="0.050331" calcext:value-type="float">
            <text:p>0.05</text:p>
          </table:table-cell>
          <table:table-cell office:value-type="float" office:value="0.053024" calcext:value-type="float">
            <text:p>0.05</text:p>
          </table:table-cell>
          <table:table-cell table:style-name="ce15" office:value-type="float" office:value="0.764741" calcext:value-type="float">
            <text:p>0.76</text:p>
          </table:table-cell>
          <table:table-cell table:style-name="ce18" office:value-type="float" office:value="-0.139241" calcext:value-type="float">
            <text:p>-0.14</text:p>
          </table:table-cell>
          <table:table-cell table:style-name="ce18" office:value-type="float" office:value="-0.267378" calcext:value-type="float">
            <text:p>-0.27</text:p>
          </table:table-cell>
          <table:table-cell office:value-type="float" office:value="0.817765" calcext:value-type="float">
            <text:p>0.82</text:p>
          </table:table-cell>
          <table:table-cell office:value-type="float" office:value="0.767434" calcext:value-type="float">
            <text:p>0.77</text:p>
          </table:table-cell>
          <table:table-cell office:value-type="float" office:value="0.000846" calcext:value-type="float">
            <text:p>0.00</text:p>
          </table:table-cell>
          <table:table-cell office:value-type="float" office:value="0.202801" calcext:value-type="float">
            <text:p>0.20</text:p>
          </table:table-cell>
          <table:table-cell office:value-type="float" office:value="0.000048" calcext:value-type="float">
            <text:p>0.00</text:p>
          </table:table-cell>
          <table:table-cell office:value-type="float" office:value="0.00002630674" calcext:value-type="float">
            <text:p>0.00</text:p>
          </table:table-cell>
          <table:table-cell office:value-type="float" office:value="0.00002258205" calcext:value-type="float">
            <text:p>0.0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0.023592" calcext:value-type="float">
            <text:p>-0.02</text:p>
          </table:table-cell>
          <table:table-cell office:value-type="float" office:value="-0.54745" calcext:value-type="float">
            <text:p>-0.55</text:p>
          </table:table-cell>
          <table:table-cell office:value-type="float" office:value="-0.523857" calcext:value-type="float">
            <text:p>-0.52</text:p>
          </table:table-cell>
          <table:table-cell office:value-type="float" office:value="-0.139241" calcext:value-type="float">
            <text:p>-0.14</text:p>
          </table:table-cell>
          <table:table-cell table:style-name="ce15" office:value-type="float" office:value="0.345165" calcext:value-type="float">
            <text:p>0.35</text:p>
          </table:table-cell>
          <table:table-cell office:value-type="float" office:value="-0.00968" calcext:value-type="float">
            <text:p>-0.01</text:p>
          </table:table-cell>
          <table:table-cell office:value-type="float" office:value="-0.663098" calcext:value-type="float">
            <text:p>-0.66</text:p>
          </table:table-cell>
          <table:table-cell office:value-type="float" office:value="-0.115649" calcext:value-type="float">
            <text:p>-0.12</text:p>
          </table:table-cell>
          <table:table-cell office:value-type="float" office:value="-0.027734" calcext:value-type="float">
            <text:p>-0.03</text:p>
          </table:table-cell>
          <table:table-cell office:value-type="float" office:value="0.451381" calcext:value-type="float">
            <text:p>0.45</text:p>
          </table:table-cell>
          <table:table-cell office:value-type="float" office:value="0.002484" calcext:value-type="float">
            <text:p>0.00</text:p>
          </table:table-cell>
          <table:table-cell office:value-type="float" office:value="-0.0001019937" calcext:value-type="float">
            <text:p>0.00</text:p>
          </table:table-cell>
          <table:table-cell office:value-type="float" office:value="-0.000117517" calcext:value-type="float">
            <text:p>0.00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0.008934" calcext:value-type="float">
            <text:p>0.01</text:p>
          </table:table-cell>
          <table:table-cell office:value-type="float" office:value="0.109093" calcext:value-type="float">
            <text:p>0.11</text:p>
          </table:table-cell>
          <table:table-cell office:value-type="float" office:value="0.100159" calcext:value-type="float">
            <text:p>0.10</text:p>
          </table:table-cell>
          <table:table-cell office:value-type="float" office:value="-0.267378" calcext:value-type="float">
            <text:p>-0.27</text:p>
          </table:table-cell>
          <table:table-cell office:value-type="float" office:value="-0.00968" calcext:value-type="float">
            <text:p>-0.01</text:p>
          </table:table-cell>
          <table:table-cell table:style-name="ce15" office:value-type="float" office:value="0.168277" calcext:value-type="float">
            <text:p>0.17</text:p>
          </table:table-cell>
          <table:table-cell office:value-type="float" office:value="-0.167219" calcext:value-type="float">
            <text:p>-0.17</text:p>
          </table:table-cell>
          <table:table-cell office:value-type="float" office:value="-0.276312" calcext:value-type="float">
            <text:p>-0.28</text:p>
          </table:table-cell>
          <table:table-cell office:value-type="float" office:value="0.001972" calcext:value-type="float">
            <text:p>0.00</text:p>
          </table:table-cell>
          <table:table-cell office:value-type="float" office:value="-0.239212" calcext:value-type="float">
            <text:p>-0.24</text:p>
          </table:table-cell>
          <table:table-cell office:value-type="float" office:value="-0.00036" calcext:value-type="float">
            <text:p>0.00</text:p>
          </table:table-cell>
          <table:table-cell office:value-type="float" office:value="0.000005238702" calcext:value-type="float">
            <text:p>0.00</text:p>
          </table:table-cell>
          <table:table-cell office:value-type="float" office:value="-0.000002876067" calcext:value-type="float">
            <text:p>0.00</text:p>
          </table:table-cell>
        </table:table-row>
        <table:table-row table:style-name="ro1">
          <table:table-cell table:style-name="ce11" office:value-type="string" calcext:value-type="string">
            <text:p>heading</text:p>
          </table:table-cell>
          <table:table-cell office:value-type="float" office:value="0.039584" calcext:value-type="float">
            <text:p>0.04</text:p>
          </table:table-cell>
          <table:table-cell office:value-type="float" office:value="32.389366" calcext:value-type="float">
            <text:p>32.39</text:p>
          </table:table-cell>
          <table:table-cell office:value-type="float" office:value="32.349782" calcext:value-type="float">
            <text:p>32.35</text:p>
          </table:table-cell>
          <table:table-cell office:value-type="float" office:value="0.817765" calcext:value-type="float">
            <text:p>0.82</text:p>
          </table:table-cell>
          <table:table-cell table:style-name="ce19" office:value-type="float" office:value="-0.663098" calcext:value-type="float">
            <text:p>-0.66</text:p>
          </table:table-cell>
          <table:table-cell office:value-type="float" office:value="-0.167219" calcext:value-type="float">
            <text:p>-0.17</text:p>
          </table:table-cell>
          <table:table-cell table:style-name="ce15" office:value-type="float" office:value="33.167547" calcext:value-type="float">
            <text:p>33.17</text:p>
          </table:table-cell>
          <table:table-cell office:value-type="float" office:value="0.778181" calcext:value-type="float">
            <text:p>0.78</text:p>
          </table:table-cell>
          <table:table-cell table:style-name="ce19" office:value-type="float" office:value="0.015086" calcext:value-type="float">
            <text:p>0.02</text:p>
          </table:table-cell>
          <table:table-cell office:value-type="float" office:value="-1.674997" calcext:value-type="float">
            <text:p>-1.67</text:p>
          </table:table-cell>
          <table:table-cell office:value-type="float" office:value="-0.001926" calcext:value-type="float">
            <text:p>0.00</text:p>
          </table:table-cell>
          <table:table-cell office:value-type="float" office:value="0.00005685041" calcext:value-type="float">
            <text:p>0.00</text:p>
          </table:table-cell>
          <table:table-cell office:value-type="float" office:value="0.0002562412" calcext:value-type="float">
            <text:p>0.00</text:p>
          </table:table-cell>
        </table:table-row>
        <table:table-row table:style-name="ro1">
          <table:table-cell table:style-name="ce12" office:value-type="string" calcext:value-type="string">
            <text:p>track_ground</text:p>
          </table:table-cell>
          <table:table-cell office:value-type="float" office:value="-0.008978" calcext:value-type="float">
            <text:p>-0.01</text:p>
          </table:table-cell>
          <table:table-cell office:value-type="float" office:value="0.001769" calcext:value-type="float">
            <text:p>0.00</text:p>
          </table:table-cell>
          <table:table-cell office:value-type="float" office:value="0.010747" calcext:value-type="float">
            <text:p>0.01</text:p>
          </table:table-cell>
          <table:table-cell office:value-type="float" office:value="0.767434" calcext:value-type="float">
            <text:p>0.77</text:p>
          </table:table-cell>
          <table:table-cell office:value-type="float" office:value="-0.115649" calcext:value-type="float">
            <text:p>-0.12</text:p>
          </table:table-cell>
          <table:table-cell table:style-name="ce12" office:value-type="float" office:value="-0.276312" calcext:value-type="float">
            <text:p>-0.28</text:p>
          </table:table-cell>
          <table:table-cell office:value-type="float" office:value="0.778181" calcext:value-type="float">
            <text:p>0.78</text:p>
          </table:table-cell>
          <table:table-cell table:style-name="ce15" office:value-type="float" office:value="0.776411" calcext:value-type="float">
            <text:p>0.78</text:p>
          </table:table-cell>
          <table:table-cell office:value-type="float" office:value="-0.001799" calcext:value-type="float">
            <text:p>0.00</text:p>
          </table:table-cell>
          <table:table-cell office:value-type="float" office:value="0.176185" calcext:value-type="float">
            <text:p>0.18</text:p>
          </table:table-cell>
          <table:table-cell office:value-type="float" office:value="-0.000236" calcext:value-type="float">
            <text:p>0.00</text:p>
          </table:table-cell>
          <table:table-cell office:value-type="float" office:value="0.00003877707" calcext:value-type="float">
            <text:p>0.00</text:p>
          </table:table-cell>
          <table:table-cell office:value-type="float" office:value="0.00003346344" calcext:value-type="float">
            <text:p>0.00</text:p>
          </table:table-cell>
        </table:table-row>
        <table:table-row table:style-name="ro1">
          <table:table-cell table:style-name="ce13" office:value-type="string" calcext:value-type="string">
            <text:p>steering_wheel_angle</text:p>
          </table:table-cell>
          <table:table-cell office:value-type="float" office:value="0.002645" calcext:value-type="float">
            <text:p>0.00</text:p>
          </table:table-cell>
          <table:table-cell office:value-type="float" office:value="0.016885" calcext:value-type="float">
            <text:p>0.02</text:p>
          </table:table-cell>
          <table:table-cell office:value-type="float" office:value="0.01424" calcext:value-type="float">
            <text:p>0.01</text:p>
          </table:table-cell>
          <table:table-cell office:value-type="float" office:value="0.000846" calcext:value-type="float">
            <text:p>0.00</text:p>
          </table:table-cell>
          <table:table-cell table:style-name="ce20" office:value-type="float" office:value="-0.027734" calcext:value-type="float">
            <text:p>-0.03</text:p>
          </table:table-cell>
          <table:table-cell office:value-type="float" office:value="0.001972" calcext:value-type="float">
            <text:p>0.00</text:p>
          </table:table-cell>
          <table:table-cell table:style-name="ce20" office:value-type="float" office:value="0.015086" calcext:value-type="float">
            <text:p>0.02</text:p>
          </table:table-cell>
          <table:table-cell office:value-type="float" office:value="-0.001799" calcext:value-type="float">
            <text:p>0.00</text:p>
          </table:table-cell>
          <table:table-cell table:style-name="ce15" office:value-type="float" office:value="0.00613" calcext:value-type="float">
            <text:p>0.01</text:p>
          </table:table-cell>
          <table:table-cell office:value-type="float" office:value="-0.023047" calcext:value-type="float">
            <text:p>-0.02</text:p>
          </table:table-cell>
          <table:table-cell office:value-type="float" office:value="-0.000148" calcext:value-type="float">
            <text:p>0.00</text:p>
          </table:table-cell>
          <table:table-cell office:value-type="float" office:value="0.000005361078" calcext:value-type="float">
            <text:p>0.00</text:p>
          </table:table-cell>
          <table:table-cell office:value-type="float" office:value="0.000005482404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horizontal_speed</text:p>
          </table:table-cell>
          <table:table-cell office:value-type="float" office:value="0.026616" calcext:value-type="float">
            <text:p>0.03</text:p>
          </table:table-cell>
          <table:table-cell office:value-type="float" office:value="-1.851183" calcext:value-type="float">
            <text:p>-1.85</text:p>
          </table:table-cell>
          <table:table-cell office:value-type="float" office:value="-1.877799" calcext:value-type="float">
            <text:p>-1.88</text:p>
          </table:table-cell>
          <table:table-cell table:style-name="ce17" office:value-type="float" office:value="0.202801" calcext:value-type="float">
            <text:p>0.20</text:p>
          </table:table-cell>
          <table:table-cell table:style-name="ce17" office:value-type="float" office:value="0.451381" calcext:value-type="float">
            <text:p>0.45</text:p>
          </table:table-cell>
          <table:table-cell table:style-name="ce17" office:value-type="float" office:value="-0.239212" calcext:value-type="float">
            <text:p>-0.24</text:p>
          </table:table-cell>
          <table:table-cell table:style-name="ce17" office:value-type="float" office:value="-1.674997" calcext:value-type="float">
            <text:p>-1.67</text:p>
          </table:table-cell>
          <table:table-cell table:style-name="ce17" office:value-type="float" office:value="0.176185" calcext:value-type="float">
            <text:p>0.18</text:p>
          </table:table-cell>
          <table:table-cell office:value-type="float" office:value="-0.023047" calcext:value-type="float">
            <text:p>-0.02</text:p>
          </table:table-cell>
          <table:table-cell table:style-name="ce15" office:value-type="float" office:value="4.698673" calcext:value-type="float">
            <text:p>4.70</text:p>
          </table:table-cell>
          <table:table-cell office:value-type="float" office:value="0.02477" calcext:value-type="float">
            <text:p>0.02</text:p>
          </table:table-cell>
          <table:table-cell office:value-type="float" office:value="-0.001006245" calcext:value-type="float">
            <text:p>0.00</text:p>
          </table:table-cell>
          <table:table-cell office:value-type="float" office:value="-0.001065136" calcext:value-type="float">
            <text:p>0.00</text:p>
          </table:table-cell>
        </table:table-row>
        <table:table-row table:style-name="ro1">
          <table:table-cell office:value-type="string" calcext:value-type="string">
            <text:p>azimuth_std</text:p>
          </table:table-cell>
          <table:table-cell office:value-type="float" office:value="0.000284" calcext:value-type="float">
            <text:p>0.00</text:p>
          </table:table-cell>
          <table:table-cell office:value-type="float" office:value="-0.00169" calcext:value-type="float">
            <text:p>0.00</text:p>
          </table:table-cell>
          <table:table-cell office:value-type="float" office:value="-0.001974" calcext:value-type="float">
            <text:p>0.00</text:p>
          </table:table-cell>
          <table:table-cell office:value-type="float" office:value="0.000048" calcext:value-type="float">
            <text:p>0.00</text:p>
          </table:table-cell>
          <table:table-cell office:value-type="float" office:value="0.002484" calcext:value-type="float">
            <text:p>0.00</text:p>
          </table:table-cell>
          <table:table-cell office:value-type="float" office:value="-0.00036" calcext:value-type="float">
            <text:p>0.00</text:p>
          </table:table-cell>
          <table:table-cell office:value-type="float" office:value="-0.001926" calcext:value-type="float">
            <text:p>0.00</text:p>
          </table:table-cell>
          <table:table-cell office:value-type="float" office:value="-0.000236" calcext:value-type="float">
            <text:p>0.00</text:p>
          </table:table-cell>
          <table:table-cell office:value-type="float" office:value="-0.000148" calcext:value-type="float">
            <text:p>0.00</text:p>
          </table:table-cell>
          <table:table-cell office:value-type="float" office:value="0.02477" calcext:value-type="float">
            <text:p>0.02</text:p>
          </table:table-cell>
          <table:table-cell table:style-name="ce15" office:value-type="float" office:value="0.000171" calcext:value-type="float">
            <text:p>0.00</text:p>
          </table:table-cell>
          <table:table-cell office:value-type="float" office:value="-0.000005997867" calcext:value-type="float">
            <text:p>0.00</text:p>
          </table:table-cell>
          <table:table-cell office:value-type="float" office:value="-0.00000614931" calcext:value-type="float">
            <text:p>0.00</text:p>
          </table:table-cell>
        </table:table-row>
        <table:table-row table:style-name="ro1">
          <table:table-cell office:value-type="string" calcext:value-type="string">
            <text:p>roll_std</text:p>
          </table:table-cell>
          <table:table-cell office:value-type="float" office:value="-0.000012" calcext:value-type="float">
            <text:p>0.00</text:p>
          </table:table-cell>
          <table:table-cell office:value-type="float" office:value="0.000018" calcext:value-type="float">
            <text:p>0.00</text:p>
          </table:table-cell>
          <table:table-cell office:value-type="float" office:value="0.000031" calcext:value-type="float">
            <text:p>0.00</text:p>
          </table:table-cell>
          <table:table-cell office:value-type="float" office:value="0.000026" calcext:value-type="float">
            <text:p>0.00</text:p>
          </table:table-cell>
          <table:table-cell office:value-type="float" office:value="-0.000102" calcext:value-type="float">
            <text:p>0.00</text:p>
          </table:table-cell>
          <table:table-cell office:value-type="float" office:value="0.000005" calcext:value-type="float">
            <text:p>0.00</text:p>
          </table:table-cell>
          <table:table-cell office:value-type="float" office:value="0.000057" calcext:value-type="float">
            <text:p>0.00</text:p>
          </table:table-cell>
          <table:table-cell office:value-type="float" office:value="0.000039" calcext:value-type="float">
            <text:p>0.00</text:p>
          </table:table-cell>
          <table:table-cell office:value-type="float" office:value="0.000005" calcext:value-type="float">
            <text:p>0.00</text:p>
          </table:table-cell>
          <table:table-cell office:value-type="float" office:value="-0.001006" calcext:value-type="float">
            <text:p>0.00</text:p>
          </table:table-cell>
          <table:table-cell office:value-type="float" office:value="-0.000006" calcext:value-type="float">
            <text:p>0.00</text:p>
          </table:table-cell>
          <table:table-cell table:style-name="ce15" office:value-type="float" office:value="0.0000003362966" calcext:value-type="float">
            <text:p>0.00</text:p>
          </table:table-cell>
          <table:table-cell office:value-type="float" office:value="0.0000003482257" calcext:value-type="float">
            <text:p>0.00</text:p>
          </table:table-cell>
        </table:table-row>
        <table:table-row table:style-name="ro1">
          <table:table-cell office:value-type="string" calcext:value-type="string">
            <text:p>pitch_std</text:p>
          </table:table-cell>
          <table:table-cell office:value-type="float" office:value="-0.000011" calcext:value-type="float">
            <text:p>0.00</text:p>
          </table:table-cell>
          <table:table-cell office:value-type="float" office:value="0.000223" calcext:value-type="float">
            <text:p>0.00</text:p>
          </table:table-cell>
          <table:table-cell office:value-type="float" office:value="0.000234" calcext:value-type="float">
            <text:p>0.00</text:p>
          </table:table-cell>
          <table:table-cell office:value-type="float" office:value="0.000023" calcext:value-type="float">
            <text:p>0.00</text:p>
          </table:table-cell>
          <table:table-cell office:value-type="float" office:value="-0.000118" calcext:value-type="float">
            <text:p>0.00</text:p>
          </table:table-cell>
          <table:table-cell office:value-type="float" office:value="-0.000003" calcext:value-type="float">
            <text:p>0.00</text:p>
          </table:table-cell>
          <table:table-cell office:value-type="float" office:value="0.000256" calcext:value-type="float">
            <text:p>0.00</text:p>
          </table:table-cell>
          <table:table-cell office:value-type="float" office:value="0.000033" calcext:value-type="float">
            <text:p>0.00</text:p>
          </table:table-cell>
          <table:table-cell office:value-type="float" office:value="0.000005" calcext:value-type="float">
            <text:p>0.00</text:p>
          </table:table-cell>
          <table:table-cell office:value-type="float" office:value="-0.001065" calcext:value-type="float">
            <text:p>0.00</text:p>
          </table:table-cell>
          <table:table-cell office:value-type="float" office:value="-0.000006" calcext:value-type="float">
            <text:p>0.00</text:p>
          </table:table-cell>
          <table:table-cell office:value-type="float" office:value="0.0000003482257" calcext:value-type="float">
            <text:p>0.00</text:p>
          </table:table-cell>
          <table:table-cell table:style-name="ce15" office:value-type="float" office:value="0.0000003784016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20:00.001802010</meta:creation-date>
    <dc:date>2019-05-24T13:57:32.712113043</dc:date>
    <meta:editing-duration>PT1H27M13S</meta:editing-duration>
    <meta:editing-cycles>21</meta:editing-cycles>
    <meta:generator>LibreOffice/5.1.6.2$Linux_X86_64 LibreOffice_project/10m0$Build-2</meta:generator>
    <meta:document-statistic meta:table-count="4" meta:cell-count="587" meta:object-count="0"/>
  </office:meta>
</office:document-meta>
</file>